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08000002D7CBCA64066BDE443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5" text:anchor-type="paragraph" svg:x="-0.1571in" svg:y="1.1445in" svg:width="6.9252in" svg:height="6.4874in" draw:z-index="0"><draw:image xlink:href="Pictures/1000000000000308000002D7CBCA64066BDE443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20:16:13.609383198</meta:creation-date>
    <dc:date>2017-06-15T20:16:30.463011629</dc:date>
    <meta:editing-duration>PT1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